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normal">
      <loext:graphic-properties draw:fill="none" draw:fill-color="#ffffff"/>
      <style:paragraph-properties fo:break-before="auto" fo:break-after="auto" fo:background-color="transparent" fo:padding="0in" fo:border="none" style:shadow="none" style:join-border="false"/>
    </style:style>
    <style:style style:name="P2" style:family="paragraph" style:parent-style-name="normal">
      <loext:graphic-properties draw:fill="none" draw:fill-color="#ffffff"/>
      <style:paragraph-properties fo:text-align="end" style:justify-single-word="false" fo:break-before="auto" fo:break-after="auto" fo:background-color="transparent" fo:padding="0in" fo:border="none" style:shadow="none" style:join-border="false"/>
    </style:style>
    <style:style style:name="P3" style:family="paragraph" style:parent-style-name="normal">
      <style:paragraph-properties fo:margin-left="0.5in" fo:text-indent="-0.5in" style:auto-text-indent="false"/>
    </style:style>
    <style:style style:name="P4" style:family="paragraph" style:parent-style-name="normal">
      <loext:graphic-properties draw:fill="none" draw:fill-color="#ffffff"/>
      <style:paragraph-properties fo:margin-left="0in" fo:text-indent="0in" style:auto-text-indent="false" fo:break-before="auto" fo:break-after="auto" fo:background-color="transparent" fo:padding="0in" fo:border="none" style:shadow="none" style:join-border="false"/>
      <style:text-properties style:font-name="Liberation Serif"/>
    </style:style>
    <style:style style:name="P5" style:family="paragraph" style:parent-style-name="normal">
      <loext:graphic-properties draw:fill="none" draw:fill-color="#ffffff"/>
      <style:paragraph-properties fo:margin-left="0in" fo:text-indent="0.5in" style:auto-text-indent="false" fo:break-before="auto" fo:break-after="auto" fo:background-color="transparent" fo:padding="0in" fo:border="none" style:shadow="none" style:join-border="false"/>
      <style:text-properties style:font-name="Liberation Serif"/>
    </style:style>
    <style:style style:name="P6" style:family="paragraph" style:parent-style-name="normal">
      <loext:graphic-properties draw:fill="none" draw:fill-color="#ffffff"/>
      <style:paragraph-properties fo:line-height="200%" fo:text-indent="0in" style:auto-text-indent="false" fo:break-before="auto" fo:break-after="auto" fo:background-color="transparent" fo:padding="0in" fo:border="none" style:shadow="none" style:join-border="false"/>
      <style:text-properties style:font-name="Liberation Serif"/>
    </style:style>
    <style:style style:name="P7" style:family="paragraph" style:parent-style-name="normal">
      <loext:graphic-properties draw:fill="none" draw:fill-color="#ffffff"/>
      <style:paragraph-properties fo:margin-left="0in" fo:margin-right="0in" fo:margin-top="0in" fo:margin-bottom="0in" style:contextual-spacing="false" fo:line-height="2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text-properties style:font-name="Liberation Serif"/>
    </style:style>
    <style:style style:name="P8" style:family="paragraph" style:parent-style-name="normal">
      <loext:graphic-properties draw:fill="none" draw:fill-color="#ffffff"/>
      <style:paragraph-properties fo:margin-left="0in" fo:margin-right="0in" fo:margin-top="0in" fo:margin-bottom="0in" style:contextual-spacing="false" fo:line-height="200%" fo:text-align="center" style:justify-single-word="false" fo:keep-together="auto" fo:orphans="0" fo:widows="0" fo:text-indent="0in" style:auto-text-indent="false" fo:break-before="page" fo:background-color="transparent" fo:padding="0in" fo:border="none" style:shadow="none" fo:keep-with-next="auto" style:join-border="false"/>
      <style:text-properties style:font-name="Liberation Serif"/>
    </style:style>
    <style:style style:name="P9" style:family="paragraph" style:parent-style-name="normal">
      <loext:graphic-properties draw:fill="none" draw:fill-color="#ffffff"/>
      <style:paragraph-properties fo:margin-left="0in" fo:text-indent="0in" style:auto-text-indent="false" fo:break-before="auto" fo:break-after="auto" fo:background-color="transparent" fo:padding="0in" fo:border="none" style:shadow="none" style:join-border="false"/>
      <style:text-properties style:font-name="Liberation Serif" fo:font-weight="bold" style:font-weight-asian="bold"/>
    </style:style>
    <style:style style:name="P10" style:family="paragraph" style:parent-style-name="normal">
      <style:paragraph-properties fo:margin-left="0in" fo:text-indent="0in" style:auto-text-indent="false"/>
      <style:text-properties style:font-name="Liberation Serif" fo:font-weight="bold" style:font-weight-asian="bold"/>
    </style:style>
    <style:style style:name="P11" style:family="paragraph" style:parent-style-name="normal">
      <style:paragraph-properties fo:text-indent="0in" style:auto-text-indent="false"/>
      <style:text-properties style:font-name="Liberation Serif"/>
    </style:style>
    <style:style style:name="P12" style:family="paragraph" style:parent-style-name="normal">
      <style:paragraph-properties fo:margin-left="0in" fo:text-indent="0in" style:auto-text-indent="false"/>
      <style:text-properties style:font-name="Liberation Serif"/>
    </style:style>
    <style:style style:name="P13" style:family="paragraph" style:parent-style-name="normal">
      <style:paragraph-properties fo:text-indent="0.5in" style:auto-text-indent="false"/>
      <style:text-properties style:font-name="Liberation Serif"/>
    </style:style>
    <style:style style:name="P14" style:family="paragraph" style:parent-style-name="normal">
      <style:paragraph-properties fo:text-indent="0.5in" style:auto-text-indent="false"/>
      <style:text-properties style:font-name="Liberation Serif" officeooo:paragraph-rsid="0006470d"/>
    </style:style>
    <style:style style:name="P15" style:family="paragraph" style:parent-style-name="normal" style:master-page-name="Standard">
      <loext:graphic-properties draw:fill="none" draw:fill-color="#ffffff"/>
      <style:paragraph-properties fo:text-indent="0in" style:auto-text-indent="false" style:page-number="1" fo:break-before="auto" fo:break-after="auto" fo:background-color="transparent" fo:padding="0in" fo:border="none" style:shadow="none" style:join-border="false"/>
      <style:text-properties style:font-name="Liberation Serif"/>
    </style:style>
    <style:style style:name="P16" style:family="paragraph" style:parent-style-name="normal">
      <loext:graphic-properties draw:fill="none" draw:fill-color="#ffffff"/>
      <style:paragraph-properties fo:margin-left="0in" fo:text-indent="0in" style:auto-text-indent="false" fo:break-before="auto" fo:break-after="auto" fo:background-color="transparent" fo:padding="0in" fo:border="none" style:shadow="none" style:join-border="false"/>
      <style:text-properties style:font-name="Liberation Serif" fo:font-weight="bold" style:font-weight-asian="bold"/>
    </style:style>
    <style:style style:name="T1" style:family="text">
      <style:text-properties fo:font-size="12pt" style:font-size-asian="12pt" style:font-size-complex="12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1155cc" loext:opacity="100%" style:font-name="Liberation Serif" style:text-underline-style="solid" style:text-underline-width="auto" style:text-underline-color="font-color"/>
    </style:style>
    <style:style style:name="T5" style:family="text">
      <style:text-properties style:font-name="Liberation Serif"/>
    </style:style>
    <style:style style:name="T6" style:family="text">
      <style:text-properties officeooo:rsid="00066fb0"/>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187654694294368" text:id="ct187654694294368">
          <text:insertion>
            <office:change-info>
              <dc:creator>Christopher Tan</dc:creator>
              <dc:date>2024-05-28T20:05:5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li Griffiths</text:p>
      <text:p text:style-name="P6"><text:span text:style-name="T1">Professor</text:span> O’Connor and Weatherall<text:span text:style-name="T1"> </text:span></text:p>
      <text:p text:style-name="P6">SOCSCI H1E</text:p>
      <text:p text:style-name="P6">23<text:span text:style-name="T1"> </text:span>May<text:span text:style-name="T1"> 20</text:span>24</text:p>
      <text:p text:style-name="P9"/>
      <text:p text:style-name="P4"><office:annotation office:name="__Annotation__15_3940928919" loext:resolved="false"><dc:creator>Christopher Tan</dc:creator><dc:date>2024-05-28T20:30:52</dc:date><text:p><text:span text:style-name="T7">The flow of this section was a little confusing to me (and will be for a fast reading TA). Lots of different measures haha. I would explain the two subscales in full first, then talk about the composite.</text:span></text:p></office:annotation><text:span text:style-name="T2">How does your chosen article operationalize well-being or happiness?</text:span><office:annotation-end office:name="__Annotation__15_3940928919"/></text:p>
      <text:p text:style-name="P11">The relationship of interest in Cappellen et al. was spirituality and well-being and the possible mediators between them<office:annotation office:name="__Annotation__22_3940928919" loext:resolved="false"><dc:creator>Christopher Tan</dc:creator><dc:date>2024-05-28T19:45:43</dc:date><text:p><text:span text:style-name="T7">I don't think this needs to be cited since you said the names of the authors in line?</text:span></text:p></office:annotation> (489)<office:annotation-end office:name="__Annotation__22_3940928919"/>. Cappellen et al. operationalized well-being by constructing a composite measure of life satisfaction and optimism from two respective measures. I will refer to their measure as Cappellen et al.’s well-being Measure or CWBM for short since no name was given to it in the paper.</text:p>
      <text:p text:style-name="P14">Cappellen et al. used Diener et al.’s <text:span text:style-name="T3">Satisfaction With Life Scale</text:span>, often denoted as SWLS, to measure life satisfaction (Cappellen et al. 490; Diener et al. 71). The SWLS is a five item scale consisting of statements such as “The conditions of my life are excellent” or “I am satisfied with my life” where respondents would rate their agreement with each one on a scale of 1 to 7. The resultant score is the sum of each rating, giving a rating of life satisfaction that ranges from 5 to 35 (Diener et al. 72). Optimism was measured using Scheier et al.’s <text:span text:style-name="T3">Life Orientation Test-Revised</text:span> <text:span text:style-name="T3">(LOT-R)</text:span>, which is similar to the SWLS in that it is a questionnaire consisting of 6 main statements and 4 additional filler statements that are put on a scale of 0 to 4 (Cappellen et al. 490; Scheier et al. 1073). Of the main 6 statements, 3 are positively framed and the other 3 negatively (1073). Cappellen et al. adjusted this scale such that it would be a 7 point scale like the SWLS (490).</text:p>
      <text:p text:style-name="P13"><text:soft-page-break/>The final composite measure that is the CWBM was constructed by taking a respondent’s scores on each question from the SWLS and the adjusted LOT-R and averaging them all together (491). This gave a final measure of well-being that was a single number ranging between 1 and 7.</text:p>
      <text:p text:style-name="P10"/>
      <text:p text:style-name="P12"><text:span text:style-name="T2">What underlying concepts or definitions of well-being or happiness is it trying to capture?</text:span><text:line-break/>Cappellen et al. directly define well-being in the context of their paper to be “indexed as a combination of optimism and life satisfaction” (487). Although directly stated as a mix of optimism and life satisfaction, at its core it is arguably life satisfaction itself that they are interested in and what they believe is well-being. They state that optimism is something that is “conducive to higher life satisfaction” (487) and other papers they mention to establish pre existing relationships between religion and well-being are also focused on just life satisfaction. Therefore optimism is more a factor in life satisfaction that they have decided to include in their understanding of well-being.</text:p>
      <text:p text:style-name="P12"/>
      <text:p text:style-name="P12"><text:span text:style-name="T2">What do the authors do to ensure the epistemic adequacy of their measure?</text:span> </text:p>
      <text:p text:style-name="P4"><office:annotation office:name="__Annotation__42_3940928919" loext:resolved="false"><dc:creator>Christopher Tan</dc:creator><dc:date>2024-05-28T20:23:30</dc:date><text:p><text:span text:style-name="T7">They technically do with their two correlation values, but they also prove their CWBM is not consistent :D</text:span></text:p></office:annotation>An important note to make is that Cappellen et al. do not address the epistemic adequacy of the CWBM directly.<office:annotation-end office:name="__Annotation__42_3940928919"/> In the paper they rather seem to implicitly assume its adequacy by appealing to work already done to establish the SWLS and LOT-R as good measures of life satisfaction and optimism respectively. However, the CWBM’s epistemic adequacy can still be evaluated by investigating its components beyond what Cappellen et al. did themselves.</text:p>
      <text:p text:style-name="P5">One of the first requirements for some operationalization to be epistemically adequate is that it needs to be measurable. This entails a systematic, repeatable, and controlled process that <text:soft-page-break/>produces related measurements. The CWBM is systematic and controlled since it offers a static questionnaire that is scored identically for all respondents. Repeatability of the CWBM relies on the repeatability of its component measures. In the case of the SWLS, the original paper by Diener et al. did a 2 month correlation analysis of retests giving a strong correlation coefficient of 0.87 (72). Scheier et al. also address the repeatability of the LOT-R in the same manner producing moderately strong correlations of 0.68, 0.60, 0.56, and 0.79 for 4 months, 12 months, 24 months, and 28 months between test dates respectively (1075). Both Diener et al. and Scheier et al. also establish that their measures produce comparable measurements by using statistical methods to ensure their internal consistency and reliability. For both measures, they <text:span text:style-name="T6">had</text:span><text:change-start text:change-id="ct187654694294368"/> <text:change-end text:change-id="ct187654694294368"/>strong Cronbach’s alphas which represents a strong reliability and internal consistency.</text:p>
      <text:p text:style-name="P5">An epistemically adequate operationalization also should agree with or play a part in well established causal or correlational relationships. Diener et al. demonstrated this for the SWLS by analyzing the correlation of results between itself and many other tests of well-being that were well established at the time. The results were that the SWLS had “moderately strong” correlations with all but one of the scales of well-being analyzed (72-73). The same general result was shown by Scheier et al. for the LOT-R by undergoing the same correlational analysis with other similar measures of optimism (1075-1076). Although individually these measures seem to agree with many of the other established measures, <office:annotation office:name="__Annotation__55_3940928919" loext:resolved="false"><dc:creator>Christopher Tan</dc:creator><dc:date>2024-05-28T20:09:40</dc:date><text:p><text:span text:style-name="T7">Since this is a big point, I might explain this a little more in depth.</text:span></text:p></office:annotation>the CWBM’s combination of both arguably doesn't inherently endow it with this property, an issue that is unaddressed by Cappellen et al.<office:annotation-end office:name="__Annotation__55_3940928919"/></text:p>
      <text:p text:style-name="P9"/>
      <text:p text:style-name="P9">Is their measure value adequate for what they're trying to do? <text:s/>Why or why not?</text:p>
      <text:p text:style-name="P4"><text:soft-page-break/>In evaluating the value adequacy of the CWBM, its first important to understand the motivation behind the research and use of it in the Cappellen et al. paper. They state that the motivation to analyze the relationship between religiosity and well-being is to, among other things, “inform future interventions that seek to improve well-being within or outside of a religious context” (498). They also are interested in the mediators of this relationship and specifically positive emotions. As discussed previously, Cappellen et al.’s understanding of well-being alongside other studies they mention is centered around the concept of life satisfaction. Therefore for the CWBM to be a value adequate measure in this context, it should be a true reflection of well-being in the sense of life satisfaction and make sense both in and outside of a religious context.</text:p>
      <text:p text:style-name="P4"><text:tab/>Based on Cappellan et al.’s motivation, it would be desirable to have a measure of well-being that isn’t <office:annotation office:name="__Annotation__67_3940928919" loext:resolved="false"><dc:creator>Christopher Tan</dc:creator><dc:date>2024-05-28T20:18:43</dc:date><text:p><text:span text:style-name="T7">grammar need a touch</text:span></text:p></office:annotation>directly by positive emotions<office:annotation-end office:name="__Annotation__67_3940928919"/> or “positive effects” as used by Diener et al. In the case of the SWLS, the direct contribution of positive emotions was removed through a factor analysis on an initial 48 question set that identified and led to the removal of questions related to positive or negative affect. This left behind what would become the final form of the SWLS. Hence the use of the SWLS as a measure of well-being in this context of positive emotions appears to be appropriate. However, the CWBM also includes the LOT-R which measures optimism. The LOT-R’s inclusion may confound the relationship Cappellen et al. seek to understand. They note that “positive emotion and broadened awareness build consequential personal resources, like optimism” and that this optimism can be “conducive to higher life satisfaction” (487). Therefore optimism is more so something that can affect life satisfaction but isn't necessarily indicative of life satisfaction. <office:annotation office:name="__Annotation__74_3940928919" loext:resolved="false"><dc:creator>Christopher Tan</dc:creator><dc:date>2024-05-28T20:22:04</dc:date><text:p><text:span text:style-name="T7">Awesome</text:span></text:p></office:annotation>By including the LOT-R in their measure of well-being, these positive emotions will directly affect the measurement of well-being, something that as mentioned is not desirable.<office:annotation-end office:name="__Annotation__74_3940928919"/></text:p>
      <text:p text:style-name="P4"><text:soft-page-break/><text:tab/>Overall, the CWBM appears to be not value adequate. <office:annotation office:name="__Annotation__84_3940928919" loext:resolved="false"><dc:creator>Christopher Tan</dc:creator><dc:date>2024-05-28T20:33:08</dc:date><text:p><text:span text:style-name="T7">I don't really understand this claim?</text:span></text:p></office:annotation>For context appropriateness, it is adequate since it is a measure of well-being in the context of individual life satisfaction and is not tied specifically to religious contexts<office:annotation-end office:name="__Annotation__84_3940928919"/>. <office:annotation office:name="__Annotation__91_3940928919" loext:resolved="false"><dc:creator>Christopher Tan</dc:creator><dc:date>2024-05-28T20:28:12</dc:date><text:p><text:span text:style-name="T7">I think it would be good to really hammer home why the positive emotions confounding things are bad. The authors are looking at positive emotions as a mediator to well being. By having positive emotions included in well being, then that creates a stronger correlation bc measuring the same thing. You do explain the study earlier, I think explaining the effects of confounding would help.</text:span></text:p></office:annotation>However as mentioned, it also is subject to being confounded directly by positive emotions even though it is used as a representative of well-being and specifically life satisfaction.<office:annotation-end office:name="__Annotation__91_3940928919"/></text:p>
      <text:p text:style-name="P7"/>
      <text:p text:style-name="P8">Works Cited</text:p>
      <text:p text:style-name="P3"><text:span text:style-name="T5">Diener, Ed, et al. “</text:span><text:a xlink:type="simple" xlink:href="https://emmons.faculty.ucdavis.edu/wp-content/uploads/sites/90/2015/08/1985_5-SWLS.pdf" text:style-name="ListLabel_20_1" text:visited-style-name="ListLabel_20_1"><text:span text:style-name="T4">The Satisfaction with Life Scale.</text:span></text:a><text:span text:style-name="T5">” Journal of Personality Assessment, vol. 49, no. 1, 1985, pp. 71–75, https://doi.org/10.1207/s15327752jpa4901_13.</text:span></text:p>
      <text:p text:style-name="P3"><text:span text:style-name="T5">Scheier, Michael F., et al. “</text:span><text:a xlink:type="simple" xlink:href="https://www.researchgate.net/publication/15384510_Distinguishing_Optimism_From_Neuroticism_and_Trait_Anxiety_Self-Mastery_and_Self-Esteem_A_Reevaluation_of_the_Life_Orientation_Test" text:style-name="ListLabel_20_1" text:visited-style-name="ListLabel_20_1"><text:span text:style-name="T4">Distinguishing Optimism from Neuroticism (and Trait Anxiety, Self-Mastery, and Self-Esteem): A Reevaluation of the Life Orientation Test.</text:span></text:a><text:span text:style-name="T5">” Journal of Personality and Social Psychology, vol. 67, no. 6, 1994, pp. 1063–1078, https://doi.org/10.1037//0022-3514.67.6.1063.</text:span></text:p>
      <text:p text:style-name="P3"><text:span text:style-name="T5">Van Cappellen, Patty, et al. “</text:span><text:a xlink:type="simple" xlink:href="https://link.springer.com/article/10.1007/s10902-014-9605-5" text:style-name="ListLabel_20_1" text:visited-style-name="ListLabel_20_1"><text:span text:style-name="T4">Religion and Well-Being: The Mediating Role of Positive Emotions.</text:span></text:a><text:span text:style-name="T5">” Journal of Happiness Studies, vol. 17, no. 2, 18 Dec. 2014, pp. 485–505, https://doi.org/10.1007/s10902-014-960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FandolFang R" style:font-size-asian="12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FandolFang R" style:font-size-asian="12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ormal" style:family="paragraph">
      <style:paragraph-properties fo:margin-top="0in" fo:margin-bottom="0in" style:contextual-spacing="false" fo:line-height="200%" fo:text-align="start" style:justify-single-word="false" fo:orphans="2" fo:widows="2" fo:text-indent="0.5in" style:auto-text-indent="false" style:writing-mode="lr-tb"/>
    </style:style>
    <style:style style:name="Heading_20_1" style:display-name="Heading 1" style:family="paragraph" style:parent-style-name="normal" style:next-style-name="normal" style:class="text">
      <style:paragraph-properties fo:margin-top="0.139in" fo:margin-bottom="0in" style:contextual-spacing="false" fo:line-height="100%" fo:text-indent="0in" style:auto-text-indent="false" fo:break-before="auto" fo:break-after="auto"/>
    </style:style>
    <style:style style:name="Heading_20_2" style:display-name="Heading 2" style:family="paragraph" style:parent-style-name="normal" style:next-style-name="normal" style:class="text">
      <style:paragraph-properties fo:margin-top="0.139in" fo:margin-bottom="0in" style: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class="chapter">
      <style:paragraph-properties fo:margin-top="0.4165in" fo:margin-bottom="0in" style:contextual-spacing="false" fo:line-height="100%" fo:text-align="center" style:justify-single-word="false" fo:text-indent="0in" style:auto-text-indent="false" fo:break-before="auto" fo:break-after="auto"/>
    </style:style>
    <style:style style:name="Subtitle" style:family="paragraph" style:parent-style-name="normal" style:next-style-name="normal" style:class="chapter">
      <style:paragraph-properties fo:margin-top="0in" fo:margin-bottom="0.139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break-before="auto" fo:break-after="auto" fo:background-color="transparent" fo:padding="0in" fo:border="none" style:shadow="none" style:join-border="false"/>
    </style:style>
    <style:style style:name="MP2" style:family="paragraph" style:parent-style-name="normal">
      <loext:graphic-properties draw:fill="none" draw:fill-color="#ffffff"/>
      <style:paragraph-properties fo:text-align="end" style:justify-single-word="false" fo:break-before="auto" fo:break-after="auto" fo:background-color="transparent" fo:padding="0in" fo:border="none" style:shadow="none" style:join-border="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text:page-number text:select-page="current">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31T02:13:12.377066626</dc:date>
    <meta:editing-duration>PT7M42S</meta:editing-duration>
    <meta:editing-cycles>2</meta:editing-cycles>
    <meta:generator>LibreOffice/7.6.7.2$Linux_AARCH64 LibreOffice_project/60$Build-2</meta:generator>
    <meta:document-statistic meta:table-count="0" meta:image-count="0" meta:object-count="0" meta:page-count="6" meta:paragraph-count="22" meta:word-count="1327" meta:character-count="8363" meta:non-whitespace-character-count="7056"/>
  </office:meta>
</office:document-meta>
</file>